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D000000F03037CF5113EEB5EE.png" manifest:media-type="image/png"/>
  <manifest:file-entry manifest:full-path="Pictures/10000000000007DF000000BAED2AECA71B071B1C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rie" svg:font-family="Erie"/>
    <style:font-face style:name="Arial" svg:font-family="Arial" style:font-family-generic="swiss"/>
    <style:font-face style:name="Arial Unicode MS1" svg:font-family="'Arial Unicode M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859cm" fo:margin-left="-0.208cm" table:align="left" style:writing-mode="lr-tb"/>
    </style:style>
    <style:style style:name="Tabela1.A" style:family="table-column">
      <style:table-column-properties style:column-width="16.85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14" style:family="table-row">
      <style:table-row-properties style:min-row-height="5.599cm" fo:keep-together="auto"/>
    </style:style>
    <style:style style:name="P1" style:family="paragraph" style:parent-style-name="Heading_20_1">
      <style:paragraph-properties fo:text-align="center" style:justify-single-word="false" style:snap-to-layout-grid="false"/>
    </style:style>
    <style:style style:name="P2" style:family="paragraph" style:parent-style-name="Heading_20_1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Heading_20_1">
      <style:paragraph-properties fo:text-align="justify" style:justify-single-word="false" style:snap-to-layout-grid="false"/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3">
      <style:paragraph-properties fo:text-align="center" style:justify-single-word="false"/>
      <style:text-properties fo:font-size="12pt" fo:font-style="normal" style:font-size-asian="12pt" style:font-style-asian="normal" style:font-size-complex="12pt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P8" style:family="paragraph" style:parent-style-name="Heading_20_4">
      <style:paragraph-properties fo:text-align="center" style:justify-single-word="false"/>
      <style:text-properties fo:color="#000000"/>
    </style:style>
    <style:style style:name="P9" style:family="paragraph" style:parent-style-name="Heading_20_4">
      <style:paragraph-properties fo:text-align="center" style:justify-single-word="false" style:snap-to-layout-grid="false"/>
      <style:text-properties fo:color="#00000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 style:snap-to-layout-grid="false"/>
    </style:style>
    <style:style style:name="P17" style:family="paragraph" style:parent-style-name="Standard">
      <style:paragraph-properties fo:text-align="justify" style:justify-single-word="false"/>
      <style:text-properties style:font-weight-complex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 style:snap-to-layout-grid="false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complex="bold"/>
    </style:style>
    <style:style style:name="T5" style:family="text">
      <style:text-properties fo:color="#000000"/>
    </style:style>
    <style:style style:name="T6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NEXO XXI</text:p>
      <text:p text:style-name="P10"><text:span text:style-name="T1">INSTRUÇÃO NORMATIVA Nº 77 /PRES/INSS, DE 21 DE JANEIRO DE 2015</text:span></text:p>
      <text:h text:style-name="P5" text:outline-level="3">DECLARAÇÃO DO EXERCENTE DE MANDATO ELETIVO</text:h>
      <text:p text:style-name="P14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h text:style-name="P1" text:outline-level="1">Dados do Ente Federativo</text:h>
          </table:table-cell>
        </table:table-row>
        <table:table-row table:style-name="Tabela1.1">
          <table:table-cell table:style-name="Tabela1.A1" office:value-type="string">
            <text:h text:style-name="P3" text:outline-level="1">Ente Federativo:</text:h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8">CNPJ:</text:p>
            <text:h text:style-name="P2" text:outline-level="1"/>
          </table:table-cell>
        </table:table-row>
        <table:table-row table:style-name="Tabela1.1">
          <table:table-cell table:style-name="Tabela1.A1" office:value-type="string">
            <text:p text:style-name="P16">Endereço:</text:p>
            <text:p text:style-name="P17"/>
          </table:table-cell>
        </table:table-row>
        <table:table-row table:style-name="Tabela1.1">
          <table:table-cell table:style-name="Tabela1.A1" office:value-type="string">
            <text:h text:style-name="P9" text:outline-level="4">Dados do Exercente de Mandato Eletivo</text:h>
          </table:table-cell>
        </table:table-row>
        <table:table-row table:style-name="Tabela1.1">
          <table:table-cell table:style-name="Tabela1.A1" office:value-type="string">
            <text:p text:style-name="P16">Nome:</text:p>
            <text:h text:style-name="P8" text:outline-level="4"/>
          </table:table-cell>
        </table:table-row>
        <table:table-row table:style-name="Tabela1.1">
          <table:table-cell table:style-name="Tabela1.A1" office:value-type="string">
            <text:p text:style-name="P16">Função: </text:p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6">PIS/PASEP:</text:p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6">CPF:</text:p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6">RG:</text:p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6">Endereço residencial (completo):</text:p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6">Telefone:</text:p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6">Período: ____/____/____ <text:s/>a <text:s/>____/____/____</text:p>
            <text:p text:style-name="P15"/>
          </table:table-cell>
        </table:table-row>
        <table:table-row table:style-name="Tabela1.14">
          <table:table-cell table:style-name="Tabela1.A1" office:value-type="string">
            <text:p text:style-name="P19"/>
            <text:p text:style-name="P20">O exercente de mandato eletivo acima qualificado declara, sob as penas da Lei, para fins de opção pela filiação na qualidade de segurado:</text:p>
            <text:p text:style-name="P20"/>
            <text:p text:style-name="P20">( <text:s text:c="3"/>) facultativo;</text:p>
            <text:p text:style-name="P20">( <text:s text:c="3"/>) contribuinte individual; ou</text:p>
            <text:p text:style-name="P20">( <text:s text:c="3"/>) empregado.</text:p>
            <text:p text:style-name="P20"/>
            <text:p text:style-name="P20">Relativamente às competências relacionadas no “<text:span text:style-name="T2">Discriminativo das Remunerações e dos Valores Recolhidos Relativos ao Exercente de Mandato Eletivo”,</text:span> que não solicitou restituição e não optou por pleitear a filiação ao Regime Geral de Previdência Social – RGPS.</text:p>
          </table:table-cell>
        </table:table-row>
        <table:table-row table:style-name="Tabela1.1">
          <table:table-cell table:style-name="Tabela1.A1" office:value-type="string">
            <text:p text:style-name="P11"/>
            <text:p text:style-name="P10">_________________, _____ de _______________ de ________</text:p>
            <text:p text:style-name="Standard"/>
            <text:p text:style-name="P10">_____________________________________________________</text:p>
            <text:p text:style-name="P13">Exercente de Mandato Eletiv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rie" svg:font-family="Erie"/>
    <style:font-face style:name="Arial" svg:font-family="Arial" style:font-family-generic="swiss"/>
    <style:font-face style:name="Arial Unicode MS1" svg:font-family="'Arial Unicode M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Erie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Erie" fo:font-size="12pt" fo:language="pt" fo:country="BR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Erie" fo:font-family="Erie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1.106cm" fo:orphans="0" fo:widows="0" fo:text-indent="0cm" style:auto-text-indent="false" fo:keep-with-next="always" style:text-autospace="none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1pt" fo:font-style="italic" fo:font-weight="bold" style:font-size-asian="11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1.106cm" fo:orphans="0" fo:widows="0" fo:text-indent="0cm" style:auto-text-indent="false" fo:keep-with-next="always" style:text-autospace="none"/>
      <style:text-properties fo:color="#ff0000" fo:font-weight="bold" style:font-weight-asian="bold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1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ítulo_20_3_20_Char" style:display-name="Título 3 Char" style:family="text" style:parent-style-name="Fonte_20_parág._20_padrão1"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1_20_Char" style:display-name="Título 1 Char" style:family="text" style:parent-style-name="Fonte_20_parág._20_padrão1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4_20_Char" style:display-name="Título 4 Char" style:family="text" style:parent-style-name="Fonte_20_parág._20_padrão1">
      <style:text-properties fo:color="#ff0000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fo:background-color="#ffffff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3.949cm" svg:height="2.302cm" draw:z-index="1"><draw:image xlink:href="Pictures/100000000000019D000000F03037CF5113EEB5EE.png" xlink:type="simple" xlink:show="embed" xlink:actuate="onLoad" loext:mime-type="image/png"/></draw:frame></text:p>
        <text:p text:style-name="MP2"/>
      </style:header>
      <style:footer>
        <text:p text:style-name="MP3"><text:span text:style-name="MT1"><draw:frame draw:style-name="Mfr1" draw:name="Imagem 2" text:anchor-type="as-char" svg:width="15.711cm" svg:height="1.291cm" draw:z-index="0"><draw:image xlink:href="Pictures/10000000000007DF000000BAED2AECA71B071B1C.jpg" xlink:type="simple" xlink:show="embed" xlink:actuate="onLoad" loext:mime-type="image/jpeg"/></draw:frame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S</meta:initial-creator>
    <meta:creation-date>2015-01-21T12:04:00</meta:creation-date>
    <dc:creator>Aldamir Geraldo de Lisboa Lima - INSSDF</dc:creator>
    <dc:date>2015-01-21T12:04:00</dc:date>
    <meta:print-date>2014-09-02T18:31:00</meta:print-date>
    <meta:editing-cycles>2</meta:editing-cycles>
    <meta:editing-duration>PT1M</meta:editing-duration>
    <meta:document-statistic meta:table-count="1" meta:image-count="2" meta:object-count="0" meta:page-count="1" meta:paragraph-count="26" meta:word-count="128" meta:character-count="920" meta:non-whitespace-character-count="804"/>
    <meta:generator>LibreOffice/5.4.2.2$Windows_X86_64 LibreOffice_project/22b09f6418e8c2d508a9eaf86b2399209b0990f4</meta:generator>
  </office:meta>
</office:document-meta>
</file>